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_20_Footer">Pied de page du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_20_Footer" style:display-name="Urban Footer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uthier Bastien</meta:initial-creator>
    <meta:creation-date>2011-01-18T11:24:34</meta:creation-date>
    <dc:date>2011-07-29T09:16:19</dc:date>
    <dc:creator>sde </dc:creator>
    <meta:editing-duration>PT26M24S</meta:editing-duration>
    <meta:editing-cycles>17</meta:editing-cycles>
    <meta:generator>LibreOffice/3.3$Unix LibreOffice_project/330m19$Build-202</meta:generator>
    <meta:document-statistic meta:table-count="0" meta:image-count="0" meta:object-count="0" meta:page-count="1" meta:paragraph-count="1" meta:word-count="5" meta:character-count="24"/>
  </office:meta>
</office:document-meta>
</file>